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List_20_Indent">
      <style:text-properties officeooo:paragraph-rsid="0005957d"/>
    </style:style>
    <style:style style:name="P2" style:family="paragraph" style:parent-style-name="List_20_Indent">
      <style:text-properties fo:font-size="11pt" style:font-size-asian="11pt" style:font-size-complex="11pt"/>
    </style:style>
    <style:style style:name="T1" style:family="text">
      <style:text-properties officeooo:rsid="0005957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05957d" style:font-size-asian="11pt" style:font-size-complex="11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List_20_Indent"/>
      <text:section text:style-name="Sect1" text:name="contents">
        <text:section text:style-name="Sect1" text:name="Section8">
          <text:section text:style-name="Sect1" text:name="items">
            <text:p text:style-name="List_20_Indent"><text:a xlink:type="simple" xlink:href="https://www.youtube.com/watch?v=41qgdwd3zAg&amp;list=PLS1QulWo1RIaJECMeUT4LFwJ-ghgoSH6n" text:style-name="Internet_20_link" text:visited-style-name="Visited_20_Internet_20_Link"><text:span text:style-name="T2">Python Tutorial for Beginners (For Absolute Beginners)</text:span></text:a><text:span text:style-name="T2"> Updated 6 days ago </text:span><text:a xlink:type="simple" xlink:href="https://www.youtube.com/playlist?list=PLS1QulWo1RIaJECMeUT4LFwJ-ghgoSH6n" text:style-name="Internet_20_link" text:visited-style-name="Visited_20_Internet_20_Link"><text:span text:style-name="T2">View full playlist (90 videos)</text:span></text:a><text:span text:style-name="T2"> </text:span><text:bookmark text:name="img1"/><text:bookmark text:name="playlist-thumbnails"/><text:span text:style-name="T2"><text:s/></text:span><text:bookmark text:name="overlays"/></text:p>
            <text:p text:style-name="List_20_Indent"><text:a xlink:type="simple" xlink:href="https://www.youtube.com/watch?v=mpnBNGOSplA&amp;list=PLS1QulWo1RIYt4e0WnBp-ZjCNq8X0FX0J" text:style-name="Internet_20_link" text:visited-style-name="Visited_20_Internet_20_Link"><text:span text:style-name="T2">Python 3 Tutorial for Beginners</text:span></text:a><text:span text:style-name="T2"> </text:span><text:bookmark text:name="metadata-line"/><text:span text:style-name="T2">Updated 6 days ago </text:span><text:a xlink:type="simple" xlink:href="https://www.youtube.com/playlist?list=PLS1QulWo1RIYt4e0WnBp-ZjCNq8X0FX0J" text:style-name="Internet_20_link" text:visited-style-name="Visited_20_Internet_20_Link"><text:span text:style-name="T2">View full playlist (64 videos)</text:span></text:a><text:span text:style-name="T2"> </text:span><text:bookmark text:name="thumbnail2"/></text:p>
            <text:section text:style-name="Sect1" text:name="Section15">
              <text:p text:style-name="List_20_Indent"><text:bookmark text:name="playlist-thumbnails1"/><text:bookmark text:name="img2"/><text:span text:style-name="T2"><text:s/></text:span><text:a xlink:type="simple" xlink:href="https://www.youtube.com/watch?v=_QtM7QGuj1A&amp;list=PLS1QulWo1RIaNFUz4zrztWlCJgkpXht-H" text:style-name="Internet_20_link" text:visited-style-name="Visited_20_Internet_20_Link"><text:span text:style-name="T2">Python 3 Unit Testing With PyTest</text:span></text:a><text:span text:style-name="T2"> </text:span><text:bookmark text:name="metadata-line1"/><text:span text:style-name="T2">Updated 6 days ago </text:span><text:a xlink:type="simple" xlink:href="https://www.youtube.com/playlist?list=PLS1QulWo1RIaNFUz4zrztWlCJgkpXht-H" text:style-name="Internet_20_link" text:visited-style-name="Visited_20_Internet_20_Link"><text:span text:style-name="T2">View full playlist (5 videos)</text:span></text:a><text:span text:style-name="T2"> </text:span><text:bookmark text:name="thumbnail3"/></text:p>
            </text:section>
            <text:section text:style-name="Sect1" text:name="Section21">
              <text:p text:style-name="List_20_Indent"><text:bookmark text:name="playlist-thumbnails2"/><text:bookmark text:name="img3"/><text:span text:style-name="T2"><text:s/></text:span><text:a xlink:type="simple" xlink:href="https://www.youtube.com/watch?v=GtD93tVZDX4&amp;list=PLS1QulWo1RIZtR6bncmSaH8fB81oRl6MP" text:style-name="Internet_20_link" text:visited-style-name="Visited_20_Internet_20_Link"><text:span text:style-name="T2">MongoDB Tutorial for Beginners</text:span></text:a><text:span text:style-name="T2"> </text:span><text:a xlink:type="simple" xlink:href="https://www.youtube.com/playlist?list=PLS1QulWo1RIZtR6bncmSaH8fB81oRl6MP" text:style-name="Internet_20_link" text:visited-style-name="Visited_20_Internet_20_Link"><text:span text:style-name="T2">View full playlist (20 videos)</text:span></text:a><text:span text:style-name="T2"> </text:span><text:bookmark text:name="thumbnail4"/></text:p>
            </text:section>
            <text:section text:style-name="Sect1" text:name="Section27">
              <text:p text:style-name="List_20_Indent"><text:bookmark text:name="playlist-thumbnails3"/><text:bookmark text:name="img4"/><text:span text:style-name="T2"><text:s/></text:span><text:a xlink:type="simple" xlink:href="https://www.youtube.com/watch?v=6iHGTS4-wWs&amp;list=PLS1QulWo1RIYEMepIBinxplXsx9v0zCSf" text:style-name="Internet_20_link" text:visited-style-name="Visited_20_Internet_20_Link"><text:span text:style-name="T2">One Video Tutorials</text:span></text:a><text:span text:style-name="T2"> </text:span><text:a xlink:type="simple" xlink:href="https://www.youtube.com/playlist?list=PLS1QulWo1RIYEMepIBinxplXsx9v0zCSf" text:style-name="Internet_20_link" text:visited-style-name="Visited_20_Internet_20_Link"><text:span text:style-name="T2">View full playlist (43 videos)</text:span></text:a><text:span text:style-name="T2"> </text:span><text:bookmark text:name="thumbnail5"/></text:p>
            </text:section>
            <text:p text:style-name="List_20_Indent"><text:a xlink:type="simple" xlink:href="https://www.youtube.com/watch?v=LQVDJtfpQU0&amp;list=PLS1QulWo1RIagob5D6kMIAvu7DQC5VTh3" text:style-name="Internet_20_link" text:visited-style-name="Visited_20_Internet_20_Link"><text:span text:style-name="T2">Scala Tutorial</text:span></text:a><text:span text:style-name="T2"> </text:span><text:a xlink:type="simple" xlink:href="https://www.youtube.com/playlist?list=PLS1QulWo1RIagob5D6kMIAvu7DQC5VTh3" text:style-name="Internet_20_link" text:visited-style-name="Visited_20_Internet_20_Link"><text:span text:style-name="T2">View full playlist (35 videos)</text:span></text:a><text:span text:style-name="T2"> </text:span><text:bookmark text:name="thumbnail6"/></text:p>
            <text:section text:style-name="Sect1" text:name="Section39">
              <text:p text:style-name="List_20_Indent"><text:bookmark text:name="playlist-thumbnails5"/><text:bookmark text:name="img6"/><text:span text:style-name="T2"><text:s/></text:span><text:a xlink:type="simple" xlink:href="https://www.youtube.com/watch?v=gp-rmc78YCo&amp;list=PLB04B4E5D9B58C13D" text:style-name="Internet_20_link" text:visited-style-name="Visited_20_Internet_20_Link"><text:span text:style-name="T2">Netbeans Java GUI with Sqlite (MySql ) Database</text:span></text:a><text:span text:style-name="T2"> </text:span><text:a xlink:type="simple" xlink:href="https://www.youtube.com/playlist?list=PLB04B4E5D9B58C13D" text:style-name="Internet_20_link" text:visited-style-name="Visited_20_Internet_20_Link"><text:span text:style-name="T2">View full playlist (169 videos)</text:span></text:a><text:span text:style-name="T2"> </text:span><text:bookmark text:name="thumbnail7"/></text:p>
            </text:section>
            <text:section text:style-name="Sect1" text:name="Section45">
              <text:p text:style-name="List_20_Indent"><text:bookmark text:name="playlist-thumbnails6"/><text:bookmark text:name="img7"/><text:span text:style-name="T2"><text:s/></text:span><text:a xlink:type="simple" xlink:href="https://www.youtube.com/watch?v=NWcFTTbKbLs&amp;list=PLS1QulWo1RIbqOzdu1jShN0xah41S6lLP" text:style-name="Internet_20_link" text:visited-style-name="Visited_20_Internet_20_Link"><text:span text:style-name="T2">JavaFx Sqlite Database Tutorial</text:span></text:a><text:span text:style-name="T2"> </text:span><text:a xlink:type="simple" xlink:href="https://www.youtube.com/playlist?list=PLS1QulWo1RIbqOzdu1jShN0xah41S6lLP" text:style-name="Internet_20_link" text:visited-style-name="Visited_20_Internet_20_Link"><text:span text:style-name="T2">View full playlist (8 videos)</text:span></text:a><text:span text:style-name="T2"> </text:span><text:bookmark text:name="thumbnail8"/></text:p>
            </text:section>
            <text:p text:style-name="List_20_Indent"><text:a xlink:type="simple" xlink:href="https://www.youtube.com/watch?v=PDPTNEdbvl4&amp;list=PLS1QulWo1RIbAiu7-bY4FpgYe3kzpC9tx" text:style-name="Internet_20_link" text:visited-style-name="Visited_20_Internet_20_Link"><text:span text:style-name="T2">The Java EE 6 Tutorial (JavaServer Faces Technology)</text:span></text:a><text:span text:style-name="T2"> </text:span><text:a xlink:type="simple" xlink:href="https://www.youtube.com/playlist?list=PLS1QulWo1RIbAiu7-bY4FpgYe3kzpC9tx" text:style-name="Internet_20_link" text:visited-style-name="Visited_20_Internet_20_Link"><text:span text:style-name="T2">View full playlist (16 videos)</text:span></text:a><text:span text:style-name="T2"> </text:span><text:bookmark text:name="thumbnail9"/></text:p>
            <text:p text:style-name="List_20_Indent"><text:a xlink:type="simple" xlink:href="https://www.youtube.com/watch?v=0mE0LuXi9b8&amp;list=PLS1QulWo1RIYsbRYFHZA8W5sj5yAEqlDq" text:style-name="Internet_20_link" text:visited-style-name="Visited_20_Internet_20_Link"><text:span text:style-name="T2">JavaCV tutorial</text:span></text:a><text:span text:style-name="T2"> </text:span><text:a xlink:type="simple" xlink:href="https://www.youtube.com/playlist?list=PLS1QulWo1RIYsbRYFHZA8W5sj5yAEqlDq" text:style-name="Internet_20_link" text:visited-style-name="Visited_20_Internet_20_Link"><text:span text:style-name="T2">View full playlist (9 videos)</text:span></text:a><text:span text:style-name="T2"> </text:span><text:bookmark text:name="thumbnail10"/></text:p>
            <text:section text:style-name="Sect1" text:name="Section63">
              <text:p text:style-name="P1"><text:bookmark text:name="playlist-thumbnails9"/><text:bookmark text:name="img10"/><text:span text:style-name="T2"><text:s/></text:span><text:a xlink:type="simple" xlink:href="https://www.youtube.com/watch?v=WMVx3MIUApU&amp;list=PLS1QulWo1RIayTWHnCGE_ttQG1_ajCBI4" text:style-name="Internet_20_link" text:visited-style-name="Visited_20_Internet_20_Link"><text:span text:style-name="T2">Itext Tutorials</text:span></text:a><text:span text:style-name="T2"> </text:span><text:a xlink:type="simple" xlink:href="https://www.youtube.com/playlist?list=PLS1QulWo1RIayTWHnCGE_ttQG1_ajCBI4" text:style-name="Internet_20_link" text:visited-style-name="Visited_20_Internet_20_Link"><text:span text:style-name="T2">View full playlist (19 videos)</text:span></text:a><text:span text:style-name="T2"> </text:span><text:bookmark text:name="thumbnail11"/></text:p>
            </text:section>
            <text:section text:style-name="Sect1" text:name="Section69">
              <text:p text:style-name="List_20_Indent"><text:bookmark text:name="playlist-thumbnails10"/><text:bookmark text:name="img11"/><text:span text:style-name="T2"><text:s/></text:span><text:a xlink:type="simple" xlink:href="https://www.youtube.com/watch?v=gUn8-jvNZrE&amp;list=PLS1QulWo1RIaAq9jt-tOCyhh6VpMZeosW" text:style-name="Internet_20_link" text:visited-style-name="Visited_20_Internet_20_Link"><text:span text:style-name="T2">JavaMail Tutorials</text:span></text:a><text:span text:style-name="T2"> </text:span><text:a xlink:type="simple" xlink:href="https://www.youtube.com/playlist?list=PLS1QulWo1RIaAq9jt-tOCyhh6VpMZeosW" text:style-name="Internet_20_link" text:visited-style-name="Visited_20_Internet_20_Link"><text:span text:style-name="T2">View full playlist (12 videos)</text:span></text:a><text:span text:style-name="T2"> </text:span><text:bookmark text:name="thumbnail12"/></text:p>
            </text:section>
            <text:section text:style-name="Sect1" text:name="Section75">
              <text:p text:style-name="List_20_Indent"><text:bookmark text:name="playlist-thumbnails11"/><text:bookmark text:name="img12"/><text:span text:style-name="T2"><text:s/></text:span><text:a xlink:type="simple" xlink:href="https://www.youtube.com/watch?v=zRvmnOESoOc&amp;list=PLS1QulWo1RIb0-925anljoYgS3M4iJ9vF" text:style-name="Internet_20_link" text:visited-style-name="Visited_20_Internet_20_Link"><text:span text:style-name="T2">JasperReports® iReport Tutorials</text:span></text:a><text:span text:style-name="T2"> </text:span><text:a xlink:type="simple" xlink:href="https://www.youtube.com/playlist?list=PLS1QulWo1RIb0-925anljoYgS3M4iJ9vF" text:style-name="Internet_20_link" text:visited-style-name="Visited_20_Internet_20_Link"><text:span text:style-name="T2">View full playlist (12 videos)</text:span></text:a><text:span text:style-name="T2"> </text:span><text:bookmark text:name="thumbnail13"/></text:p>
            </text:section>
            <text:section text:style-name="Sect1" text:name="Section81">
              <text:p text:style-name="List_20_Indent"><text:bookmark text:name="playlist-thumbnails12"/><text:bookmark text:name="img13"/><text:span text:style-name="T2"><text:s/></text:span><text:a xlink:type="simple" xlink:href="https://www.youtube.com/watch?v=pb-r8U2kpCU&amp;list=PLS1QulWo1RIbYMA5Ijb72QHaHvCrPKfS2" text:style-name="Internet_20_link" text:visited-style-name="Visited_20_Internet_20_Link"><text:span text:style-name="T2">Java Eclipse GUI Tutorial for Beginners (For Absolute Beginners)</text:span></text:a><text:span text:style-name="T2"> </text:span><text:a xlink:type="simple" xlink:href="https://www.youtube.com/playlist?list=PLS1QulWo1RIbYMA5Ijb72QHaHvCrPKfS2" text:style-name="Internet_20_link" text:visited-style-name="Visited_20_Internet_20_Link"><text:span text:style-name="T2">View full playlist (32 videos)</text:span></text:a><text:span text:style-name="T2"> </text:span><text:bookmark text:name="thumbnail14"/></text:p>
            </text:section>
            <text:section text:style-name="Sect1" text:name="Section87">
              <text:p text:style-name="List_20_Indent"><text:bookmark text:name="playlist-thumbnails13"/><text:bookmark text:name="img14"/><text:span text:style-name="T2"><text:s/></text:span><text:a xlink:type="simple" xlink:href="https://www.youtube.com/watch?v=aBONSQ44cnk&amp;list=PLS1QulWo1RIbx1dvFMTFOMxzAmO28Qoc9" text:style-name="Internet_20_link" text:visited-style-name="Visited_20_Internet_20_Link"><text:span text:style-name="T2">JFreeChart Tutorials</text:span></text:a><text:span text:style-name="T2"> </text:span><text:a xlink:type="simple" xlink:href="https://www.youtube.com/playlist?list=PLS1QulWo1RIbx1dvFMTFOMxzAmO28Qoc9" text:style-name="Internet_20_link" text:visited-style-name="Visited_20_Internet_20_Link"><text:span text:style-name="T2">View full playlist (19 videos)</text:span></text:a><text:span text:style-name="T2"> </text:span><text:bookmark text:name="thumbnail15"/></text:p>
            </text:section>
            <text:p text:style-name="List_20_Indent"><text:a xlink:type="simple" xlink:href="https://www.youtube.com/watch?v=b5sj13Z7aho&amp;list=PLS1QulWo1RIZcNbNHpnZtc_CkrXwVZLsN" text:style-name="Internet_20_link" text:visited-style-name="Visited_20_Internet_20_Link"><text:span text:style-name="T2">Java Threads Tutorial for Beginners</text:span></text:a><text:span text:style-name="T2"> </text:span><text:a xlink:type="simple" xlink:href="https://www.youtube.com/playlist?list=PLS1QulWo1RIZcNbNHpnZtc_CkrXwVZLsN" text:style-name="Internet_20_link" text:visited-style-name="Visited_20_Internet_20_Link"><text:span text:style-name="T2">View full playlist (9 videos)</text:span></text:a><text:span text:style-name="T2"> </text:span><text:bookmark text:name="thumbnail16"/></text:p>
            <text:section text:style-name="Sect1" text:name="Section99">
              <text:p text:style-name="List_20_Indent"><text:bookmark text:name="playlist-thumbnails15"/><text:bookmark text:name="img16"/><text:span text:style-name="T2"><text:s/></text:span><text:a xlink:type="simple" xlink:href="https://www.youtube.com/watch?v=9YrmON6nlEw&amp;list=PLS1QulWo1RIaUGP446_pWLgTZPiFizEMq" text:style-name="Internet_20_link" text:visited-style-name="Visited_20_Internet_20_Link"><text:span text:style-name="T2">JavaFx Tutorial For Beginners</text:span></text:a><text:span text:style-name="T2"> </text:span><text:a xlink:type="simple" xlink:href="https://www.youtube.com/playlist?list=PLS1QulWo1RIaUGP446_pWLgTZPiFizEMq" text:style-name="Internet_20_link" text:visited-style-name="Visited_20_Internet_20_Link"><text:span text:style-name="T2">View full playlist (49 videos)</text:span></text:a><text:span text:style-name="T2"> </text:span><text:bookmark text:name="thumbnail17"/></text:p>
            </text:section>
            <text:section text:style-name="Sect1" text:name="Section105">
              <text:p text:style-name="List_20_Indent"><text:bookmark text:name="playlist-thumbnails16"/><text:bookmark text:name="img17"/><text:span text:style-name="T2"><text:s/></text:span><text:a xlink:type="simple" xlink:href="https://www.youtube.com/watch?v=yz3tyeA3Fe0&amp;list=PLS1QulWo1RIbY8xXPqz6ad_sNHkIP3IXI" text:style-name="Internet_20_link" text:visited-style-name="Visited_20_Internet_20_Link"><text:span text:style-name="T2">Jenkins Tutorial For Beginners</text:span></text:a><text:span text:style-name="T2"> </text:span><text:a xlink:type="simple" xlink:href="https://www.youtube.com/playlist?list=PLS1QulWo1RIbY8xXPqz6ad_sNHkIP3IXI" text:style-name="Internet_20_link" text:visited-style-name="Visited_20_Internet_20_Link"><text:span text:style-name="T2">View full playlist (25 videos)</text:span></text:a><text:span text:style-name="T2"> </text:span><text:bookmark text:name="thumbnail18"/></text:p>
            </text:section>
            <text:section text:style-name="Sect1" text:name="Section111">
              <text:p text:style-name="List_20_Indent"><text:bookmark text:name="playlist-thumbnails17"/><text:bookmark text:name="img18"/><text:span text:style-name="T2"><text:s/></text:span><text:a xlink:type="simple" xlink:href="https://www.youtube.com/watch?v=P93X4tXsHYE&amp;list=PLS1QulWo1RIY6Nwm6akM-XjBX1_S3TiOx" text:style-name="Internet_20_link" text:visited-style-name="Visited_20_Internet_20_Link"><text:span text:style-name="T2">VMware Tutorials</text:span></text:a><text:span text:style-name="T2"> </text:span><text:a xlink:type="simple" xlink:href="https://www.youtube.com/playlist?list=PLS1QulWo1RIY6Nwm6akM-XjBX1_S3TiOx" text:style-name="Internet_20_link" text:visited-style-name="Visited_20_Internet_20_Link"><text:span text:style-name="T2">View full playlist (11 videos)</text:span></text:a><text:span text:style-name="T2"> </text:span><text:bookmark text:name="thumbnail19"/></text:p>
            </text:section>
            <text:section text:style-name="Sect1" text:name="Section117">
              <text:p text:style-name="List_20_Indent"><text:bookmark text:name="playlist-thumbnails18"/><text:bookmark text:name="img19"/><text:span text:style-name="T2"><text:s/></text:span><text:a xlink:type="simple" xlink:href="https://www.youtube.com/watch?v=YHFzr-akOas&amp;list=PLS1QulWo1RIb9WVQGJ_vh-RQusbZgO_As" text:style-name="Internet_20_link" text:visited-style-name="Visited_20_Internet_20_Link"><text:span text:style-name="T2">Linux Command Line Tutorial For Beginners</text:span></text:a><text:span text:style-name="T2"> </text:span><text:a xlink:type="simple" xlink:href="https://www.youtube.com/playlist?list=PLS1QulWo1RIb9WVQGJ_vh-RQusbZgO_As" text:style-name="Internet_20_link" text:visited-style-name="Visited_20_Internet_20_Link"><text:span text:style-name="T2">View full playlist (80 videos)</text:span></text:a><text:span text:style-name="T2"> </text:span><text:bookmark text:name="thumbnail20"/></text:p>
            </text:section>
            <text:section text:style-name="Sect1" text:name="Section123">
              <text:p text:style-name="List_20_Indent"><text:bookmark text:name="playlist-thumbnails19"/><text:bookmark text:name="img20"/><text:span text:style-name="T2"><text:s/></text:span><text:a xlink:type="simple" xlink:href="https://www.youtube.com/watch?v=WAIBI3dOmLo&amp;list=PLS1QulWo1RIaS1s08yM5FGzPkXXKStVTX" text:style-name="Internet_20_link" text:visited-style-name="Visited_20_Internet_20_Link"><text:span text:style-name="T2">Ubuntu Linux Tutorials for Beginners</text:span></text:a><text:span text:style-name="T2"> </text:span><text:a xlink:type="simple" xlink:href="https://www.youtube.com/playlist?list=PLS1QulWo1RIaS1s08yM5FGzPkXXKStVTX" text:style-name="Internet_20_link" text:visited-style-name="Visited_20_Internet_20_Link"><text:span text:style-name="T2">View full playlist (132 videos)</text:span></text:a><text:span text:style-name="T2"> </text:span><text:bookmark text:name="thumbnail21"/></text:p>
            </text:section>
            <text:section text:style-name="Sect1" text:name="Section129">
              <text:p text:style-name="List_20_Indent"><text:a xlink:type="simple" xlink:href="https://www.youtube.com/watch?v=8hrJ4oN1u_8&amp;list=PLS1QulWo1RIZSuZzYDLtKpa83u9vbKg5-" text:style-name="Internet_20_link" text:visited-style-name="Visited_20_Internet_20_Link"><text:span text:style-name="T2">GitHub Pages Tutorial</text:span></text:a><text:span text:style-name="T2"> </text:span><text:a xlink:type="simple" xlink:href="https://www.youtube.com/playlist?list=PLS1QulWo1RIZSuZzYDLtKpa83u9vbKg5-" text:style-name="Internet_20_link" text:visited-style-name="Visited_20_Internet_20_Link"><text:span text:style-name="T2">View full playlist (2 videos)</text:span></text:a><text:span text:style-name="T2"> </text:span><text:bookmark text:name="thumbnail22"/></text:p>
            </text:section>
            <text:section text:style-name="Sect1" text:name="Section135">
              <text:p text:style-name="List_20_Indent"><text:bookmark text:name="playlist-thumbnails21"/><text:bookmark text:name="img22"/><text:span text:style-name="T2"><text:s/></text:span><text:a xlink:type="simple" xlink:href="https://www.youtube.com/watch?v=rWhnsx4PDQU&amp;list=PLS1QulWo1RIZs8U9sZ8Xf-NNIzKJsu2jX" text:style-name="Internet_20_link" text:visited-style-name="Visited_20_Internet_20_Link"><text:span text:style-name="T2">Git and Github Tutorial</text:span></text:a><text:span text:style-name="T2"> </text:span><text:a xlink:type="simple" xlink:href="https://www.youtube.com/playlist?list=PLS1QulWo1RIZs8U9sZ8Xf-NNIzKJsu2jX" text:style-name="Internet_20_link" text:visited-style-name="Visited_20_Internet_20_Link"><text:span text:style-name="T2">View full playlist (6 videos)</text:span></text:a><text:span text:style-name="T2"> </text:span><text:bookmark text:name="thumbnail23"/></text:p>
            </text:section>
            <text:section text:style-name="Sect1" text:name="Section141">
              <text:p text:style-name="List_20_Indent"><text:bookmark text:name="playlist-thumbnails22"/><text:bookmark text:name="img23"/><text:span text:style-name="T2"><text:s/></text:span><text:a xlink:type="simple" xlink:href="https://www.youtube.com/watch?v=cQepf9fY6cE&amp;list=PLS1QulWo1RIYmaxcEqw5JhK3b-6rgdWO_" text:style-name="Internet_20_link" text:visited-style-name="Visited_20_Internet_20_Link"><text:span text:style-name="T2">Shell Scripting Tutorial for Beginners</text:span></text:a><text:span text:style-name="T2"> </text:span><text:a xlink:type="simple" xlink:href="https://www.youtube.com/playlist?list=PLS1QulWo1RIYmaxcEqw5JhK3b-6rgdWO_" text:style-name="Internet_20_link" text:visited-style-name="Visited_20_Internet_20_Link"><text:span text:style-name="T2">View full playlist (35 videos)</text:span></text:a><text:span text:style-name="T2"> </text:span><text:bookmark text:name="thumbnail24"/></text:p>
            </text:section>
            <text:section text:style-name="Sect1" text:name="Section147">
              <text:p text:style-name="List_20_Indent"><text:bookmark text:name="playlist-thumbnails23"/><text:bookmark text:name="img24"/><text:span text:style-name="T2"><text:s/></text:span><text:a xlink:type="simple" xlink:href="https://www.youtube.com/watch?v=HBXxBJ-7LFw&amp;list=PLS1QulWo1RIaaQ3mAU9Nj4rqfwbAv3wIZ" text:style-name="Internet_20_link" text:visited-style-name="Visited_20_Internet_20_Link"><text:span text:style-name="T2">Maven Tutorial for Beginners</text:span></text:a><text:span text:style-name="T2"> </text:span><text:a xlink:type="simple" xlink:href="https://www.youtube.com/playlist?list=PLS1QulWo1RIaaQ3mAU9Nj4rqfwbAv3wIZ" text:style-name="Internet_20_link" text:visited-style-name="Visited_20_Internet_20_Link"><text:span text:style-name="T2">View full playlist (15 videos)</text:span></text:a><text:span text:style-name="T2"> </text:span><text:bookmark text:name="thumbnail25"/></text:p>
            </text:section>
            <text:p text:style-name="List_20_Indent"><text:a xlink:type="simple" xlink:href="https://www.youtube.com/watch?v=r59xYe3Vyks&amp;list=PLS1QulWo1RIbfTjQvTdj8Y6yyq4R7g-Al" text:style-name="Internet_20_link" text:visited-style-name="Visited_20_Internet_20_Link"><text:span text:style-name="T2">Java Tutorial For Beginners (Step by Step tutorial)</text:span></text:a><text:span text:style-name="T2"> </text:span><text:a xlink:type="simple" xlink:href="https://www.youtube.com/playlist?list=PLS1QulWo1RIbfTjQvTdj8Y6yyq4R7g-Al" text:style-name="Internet_20_link" text:visited-style-name="Visited_20_Internet_20_Link"><text:span text:style-name="T2">View full playlist (97 videos)</text:span></text:a><text:span text:style-name="T2"> </text:span><text:bookmark text:name="thumbnail26"/></text:p>
            <text:section text:style-name="Sect1" text:name="Section159">
              <text:p text:style-name="List_20_Indent"><text:bookmark text:name="playlist-thumbnails25"/><text:bookmark text:name="img26"/><text:span text:style-name="T2"><text:s/></text:span><text:a xlink:type="simple" xlink:href="https://www.youtube.com/watch?v=aCzJYMde5_E&amp;list=PLS1QulWo1RIb19Usl4dwdhiMXijN_Q_ee" text:style-name="Internet_20_link" text:visited-style-name="Visited_20_Internet_20_Link"><text:span text:style-name="T2">Windows Tutorial</text:span></text:a><text:span text:style-name="T2"> </text:span><text:a xlink:type="simple" xlink:href="https://www.youtube.com/playlist?list=PLS1QulWo1RIb19Usl4dwdhiMXijN_Q_ee" text:style-name="Internet_20_link" text:visited-style-name="Visited_20_Internet_20_Link"><text:span text:style-name="T2">View full playlist (111 videos)</text:span></text:a><text:span text:style-name="T2"> </text:span><text:bookmark text:name="thumbnail27"/></text:p>
            </text:section>
            <text:section text:style-name="Sect1" text:name="Section165">
              <text:p text:style-name="List_20_Indent"><text:bookmark text:name="playlist-thumbnails26"/><text:bookmark text:name="img27"/><text:span text:style-name="T2"><text:s/></text:span><text:span text:style-name="T3">j</text:span><text:a xlink:type="simple" xlink:href="https://www.youtube.com/watch?v=08yflg_VVO8&amp;list=PLS1QulWo1RIZ4erAYe3k8zWA5jAu72mVa" text:style-name="Internet_20_link" text:visited-style-name="Visited_20_Internet_20_Link"><text:span text:style-name="T2">avascript Tutorial For Beginners</text:span></text:a><text:span text:style-name="T2"> </text:span><text:a xlink:type="simple" xlink:href="https://www.youtube.com/playlist?list=PLS1QulWo1RIZ4erAYe3k8zWA5jAu72mVa" text:style-name="Internet_20_link" text:visited-style-name="Visited_20_Internet_20_Link"><text:span text:style-name="T2">View full playlist (12 videos)</text:span></text:a><text:span text:style-name="T2"> </text:span><text:bookmark text:name="thumbnail28"/></text:p>
            </text:section>
            <text:p text:style-name="List_20_Indent"><text:a xlink:type="simple" xlink:href="https://www.youtube.com/watch?v=y6szNJ4rMZ0&amp;list=PLS1QulWo1RIaULvG9LTpWZOYgS5GpxlGy" text:style-name="Internet_20_link" text:visited-style-name="Visited_20_Internet_20_Link"><text:span text:style-name="T2">Mac OS X Tutorial</text:span></text:a><text:span text:style-name="T2"> </text:span><text:a xlink:type="simple" xlink:href="https://www.youtube.com/playlist?list=PLS1QulWo1RIaULvG9LTpWZOYgS5GpxlGy" text:style-name="Internet_20_link" text:visited-style-name="Visited_20_Internet_20_Link"><text:span text:style-name="T2">View full playlist (22 videos)</text:span></text:a><text:span text:style-name="T2"> </text:span><text:bookmark text:name="thumbnail29"/></text:p>
            <text:section text:style-name="Sect1" text:name="Section177">
              <text:p text:style-name="List_20_Indent"><text:bookmark text:name="playlist-thumbnails28"/><text:bookmark text:name="img29"/><text:span text:style-name="T2"><text:s/></text:span><text:a xlink:type="simple" xlink:href="https://www.youtube.com/watch?v=EknEIzswvC0&amp;list=PLS1QulWo1RIbb1cYyzZpLFCKvdYV_yJ-E" text:style-name="Internet_20_link" text:visited-style-name="Visited_20_Internet_20_Link"><text:span text:style-name="T2">Android Studio Tutorial for Beginners (Step by Step tutorial)</text:span></text:a><text:span text:style-name="T2"> </text:span><text:a xlink:type="simple" xlink:href="https://www.youtube.com/playlist?list=PLS1QulWo1RIbb1cYyzZpLFCKvdYV_yJ-E" text:style-name="Internet_20_link" text:visited-style-name="Visited_20_Internet_20_Link"><text:span text:style-name="T2">View full playlist (56 videos)</text:span></text:a><text:span text:style-name="T2"> </text:span><text:bookmark text:name="thumbnail30"/></text:p>
            </text:section>
            <text:section text:style-name="Sect1" text:name="Section183">
              <text:p text:style-name="List_20_Indent"><text:bookmark text:name="playlist-thumbnails29"/><text:bookmark text:name="img30"/><text:span text:style-name="T2"><text:s/></text:span><text:a xlink:type="simple" xlink:href="https://www.youtube.com/watch?v=EkjaiDsiM-Q&amp;list=PLS1QulWo1RIZiBcTr5urECberTITj7gjA" text:style-name="Internet_20_link" text:visited-style-name="Visited_20_Internet_20_Link"><text:span text:style-name="T2">Qt Tutorials For Beginners</text:span></text:a><text:span text:style-name="T2"> </text:span><text:a xlink:type="simple" xlink:href="https://www.youtube.com/playlist?list=PLS1QulWo1RIZiBcTr5urECberTITj7gjA" text:style-name="Internet_20_link" text:visited-style-name="Visited_20_Internet_20_Link"><text:span text:style-name="T2">View full playlist (33 videos)</text:span></text:a><text:span text:style-name="T2"> </text:span><text:bookmark text:name="thumbnail31"/></text:p>
            </text:section>
            <text:section text:style-name="Sect1" text:name="Section189">
              <text:p text:style-name="List_20_Indent"><text:bookmark text:name="playlist-thumbnails30"/><text:bookmark text:name="img31"/><text:span text:style-name="T2"><text:s/></text:span><text:a xlink:type="simple" xlink:href="https://www.youtube.com/watch?v=yWstRAlAX1A&amp;list=PLS1QulWo1RIZwGGYH4pm-WitfAUID_ZeR" text:style-name="Internet_20_link" text:visited-style-name="Visited_20_Internet_20_Link"><text:span text:style-name="T2">Wamp Server Tutorials</text:span></text:a><text:span text:style-name="T2"> </text:span><text:a xlink:type="simple" xlink:href="https://www.youtube.com/playlist?list=PLS1QulWo1RIZwGGYH4pm-WitfAUID_ZeR" text:style-name="Internet_20_link" text:visited-style-name="Visited_20_Internet_20_Link"><text:span text:style-name="T2">View full playlist (8 videos)</text:span></text:a><text:span text:style-name="T2"> </text:span><text:bookmark text:name="thumbnail32"/></text:p>
            </text:section>
            <text:section text:style-name="Sect1" text:name="Section195">
              <text:p text:style-name="List_20_Indent"><text:bookmark text:name="playlist-thumbnails31"/><text:bookmark text:name="img32"/><text:soft-page-break/><text:span text:style-name="T2"><text:s/></text:span><text:a xlink:type="simple" xlink:href="https://www.youtube.com/watch?v=U7nfe4adDw8&amp;list=PLS1QulWo1RIa0-Cs2Qx6GFyiIVVVS9lCS" text:style-name="Internet_20_link" text:visited-style-name="Visited_20_Internet_20_Link"><text:span text:style-name="T2">Beginner SQLite Tutorials</text:span></text:a><text:span text:style-name="T2"> </text:span><text:a xlink:type="simple" xlink:href="https://www.youtube.com/playlist?list=PLS1QulWo1RIa0-Cs2Qx6GFyiIVVVS9lCS" text:style-name="Internet_20_link" text:visited-style-name="Visited_20_Internet_20_Link"><text:span text:style-name="T2">View full playlist (8 videos)</text:span></text:a><text:span text:style-name="T2"> </text:span><text:bookmark text:name="thumbnail33"/></text:p>
            </text:section>
            <text:section text:style-name="Sect1" text:name="Section201">
              <text:p text:style-name="List_20_Indent"><text:bookmark text:name="playlist-thumbnails32"/><text:bookmark text:name="img33"/><text:span text:style-name="T2"><text:s/></text:span><text:a xlink:type="simple" xlink:href="https://www.youtube.com/watch?v=cp2rL3sAFmI&amp;list=PLS1QulWo1RIaRdy16cOzBO5Jr6kEagA07" text:style-name="Internet_20_link" text:visited-style-name="Visited_20_Internet_20_Link"><text:span text:style-name="T2">Android SQLite Database Tutorial</text:span></text:a><text:span text:style-name="T2"> </text:span><text:a xlink:type="simple" xlink:href="https://www.youtube.com/playlist?list=PLS1QulWo1RIaRdy16cOzBO5Jr6kEagA07" text:style-name="Internet_20_link" text:visited-style-name="Visited_20_Internet_20_Link"><text:span text:style-name="T2">View full playlist (7 videos)</text:span></text:a><text:span text:style-name="T2"> </text:span><text:bookmark text:name="thumbnail34"/></text:p>
            </text:section>
            <text:p text:style-name="List_20_Indent"><text:a xlink:type="simple" xlink:href="https://www.youtube.com/watch?v=e1YafrxYOWw&amp;list=PLS1QulWo1RIYSyC6w2-rDssprPrEsgtVK" text:style-name="Internet_20_link" text:visited-style-name="Visited_20_Internet_20_Link"><text:span text:style-name="T2">C++ Programming Tutorial for Beginners (For Absolute Beginners)</text:span></text:a><text:span text:style-name="T2"> </text:span><text:a xlink:type="simple" xlink:href="https://www.youtube.com/playlist?list=PLS1QulWo1RIYSyC6w2-rDssprPrEsgtVK" text:style-name="Internet_20_link" text:visited-style-name="Visited_20_Internet_20_Link"><text:span text:style-name="T2">View full playlist (59 videos)</text:span></text:a><text:span text:style-name="T2"> </text:span><text:bookmark text:name="thumbnail35"/></text:p>
            <text:section text:style-name="Sect1" text:name="Section213">
              <text:p text:style-name="List_20_Indent"><text:bookmark text:name="playlist-thumbnails34"/><text:bookmark text:name="img35"/><text:span text:style-name="T2"><text:s/></text:span><text:a xlink:type="simple" xlink:href="https://www.youtube.com/watch?v=ExJzvlSRh2k&amp;list=PL41C4760954570944" text:style-name="Internet_20_link" text:visited-style-name="Visited_20_Internet_20_Link"><text:span text:style-name="T2">C++ programs</text:span></text:a><text:span text:style-name="T2"> </text:span><text:a xlink:type="simple" xlink:href="https://www.youtube.com/playlist?list=PL41C4760954570944" text:style-name="Internet_20_link" text:visited-style-name="Visited_20_Internet_20_Link"><text:span text:style-name="T2">View full playlist (28 videos)</text:span></text:a><text:span text:style-name="T2"> </text:span><text:bookmark text:name="thumbnail36"/></text:p>
            </text:section>
            <text:section text:style-name="Sect1" text:name="Section219">
              <text:p text:style-name="List_20_Indent"><text:bookmark text:name="playlist-thumbnails35"/><text:bookmark text:name="img36"/><text:span text:style-name="T2"><text:s/></text:span><text:a xlink:type="simple" xlink:href="https://www.youtube.com/watch?v=spPtAEmwys4&amp;list=PLS1QulWo1RIb8IwHYfah5pxGU5jgNiEbK" text:style-name="Internet_20_link" text:visited-style-name="Visited_20_Internet_20_Link"><text:span text:style-name="T2">Node.js Tutorial for Beginners</text:span></text:a><text:span text:style-name="T2"> </text:span><text:a xlink:type="simple" xlink:href="https://www.youtube.com/playlist?list=PLS1QulWo1RIb8IwHYfah5pxGU5jgNiEbK" text:style-name="Internet_20_link" text:visited-style-name="Visited_20_Internet_20_Link"><text:span text:style-name="T2">View full playlist (31 videos)</text:span></text:a><text:span text:style-name="T2"> </text:span><text:bookmark text:name="thumbnail37"/></text:p>
            </text:section>
            <text:section text:style-name="Sect1" text:name="Section225">
              <text:p text:style-name="List_20_Indent"><text:bookmark text:name="playlist-thumbnails36"/><text:bookmark text:name="img37"/><text:span text:style-name="T2"><text:s/></text:span><text:a xlink:type="simple" xlink:href="https://www.youtube.com/watch?v=64VG179N4no&amp;list=PLS1QulWo1RIYZZxQdap7Sd0ARKFI-XVsd" text:style-name="Internet_20_link" text:visited-style-name="Visited_20_Internet_20_Link"><text:span text:style-name="T2">Redis Tutorial for Beginners</text:span></text:a><text:span text:style-name="T2"> </text:span><text:a xlink:type="simple" xlink:href="https://www.youtube.com/playlist?list=PLS1QulWo1RIYZZxQdap7Sd0ARKFI-XVsd" text:style-name="Internet_20_link" text:visited-style-name="Visited_20_Internet_20_Link"><text:span text:style-name="T2">View full playlist (12 videos)</text:span></text:a><text:span text:style-name="T2"> </text:span><text:bookmark text:name="thumbnail38"/></text:p>
            </text:section>
            <text:section text:style-name="Sect1" text:name="Section231">
              <text:p text:style-name="List_20_Indent"><text:bookmark text:name="playlist-thumbnails37"/><text:bookmark text:name="img38"/><text:span text:style-name="T2"><text:s/></text:span><text:a xlink:type="simple" xlink:href="https://www.youtube.com/watch?v=g3L2jUmnuNA&amp;list=PLS1QulWo1RIbU9SCKLXBou3-p6LZye5L_" text:style-name="Internet_20_link" text:visited-style-name="Visited_20_Internet_20_Link"><text:span text:style-name="T2">HTML5 Tutorial For Beginners</text:span></text:a><text:span text:style-name="T2"> </text:span><text:a xlink:type="simple" xlink:href="https://www.youtube.com/playlist?list=PLS1QulWo1RIbU9SCKLXBou3-p6LZye5L_" text:style-name="Internet_20_link" text:visited-style-name="Visited_20_Internet_20_Link"><text:span text:style-name="T2">View full playlist (14 videos)</text:span></text:a><text:span text:style-name="T2"> </text:span><text:bookmark text:name="thumbnail39"/></text:p>
            </text:section>
            <text:section text:style-name="Sect1" text:name="Section237">
              <text:p text:style-name="List_20_Indent"><text:bookmark text:name="playlist-thumbnails38"/><text:bookmark text:name="img39"/><text:span text:style-name="T2"><text:s/></text:span><text:a xlink:type="simple" xlink:href="https://www.youtube.com/watch?v=YR6fxe1wa8g&amp;list=PLS1QulWo1RIZz6uDid--I09EOImRmPHS0" text:style-name="Internet_20_link" text:visited-style-name="Visited_20_Internet_20_Link"><text:span text:style-name="T2">Visual C++ Windows Forms Application Tutorial</text:span></text:a><text:span text:style-name="T2"> </text:span><text:bookmark text:name="additional-metadata-line38"/></text:p>
            </text:section>
            <text:p text:style-name="List_20_Indent"><text:a xlink:type="simple" xlink:href="https://www.youtube.com/playlist?list=PLS1QulWo1RIZz6uDid--I09EOImRmPHS0" text:style-name="Internet_20_link" text:visited-style-name="Visited_20_Internet_20_Link"><text:span text:style-name="T2">View full playlist (51 videos)</text:span></text:a><text:span text:style-name="T2"> </text:span><text:a xlink:type="simple" xlink:href="https://www.youtube.com/watch?v=CCZE4zuOwZM&amp;list=PLS1QulWo1RIZlA5oGczk8kY7Eenytc33s" text:style-name="Internet_20_link" text:visited-style-name="Visited_20_Internet_20_Link"><text:span text:style-name="T2">C Programming Tutorials for Beginners (Complete Series)</text:span></text:a><text:span text:style-name="T2"> </text:span></text:p>
            <text:p text:style-name="List_20_Indent"><text:a xlink:type="simple" xlink:href="https://www.youtube.com/playlist?list=PLS1QulWo1RIZlA5oGczk8kY7Eenytc33s" text:style-name="Internet_20_link" text:visited-style-name="Visited_20_Internet_20_Link"><text:span text:style-name="T2">View full playlist (31 videos)</text:span></text:a><text:span text:style-name="T2"> </text:span><text:a xlink:type="simple" xlink:href="https://www.youtube.com/watch?v=ZBejUQX49ls&amp;list=PLS1QulWo1RIaBQ1DOYYiJz38edqH_zwM1" text:style-name="Internet_20_link" text:visited-style-name="Visited_20_Internet_20_Link"><text:span text:style-name="T2">Bootstrap Tutorial For Beginners</text:span></text:a><text:span text:style-name="T2"> </text:span></text:p>
            <text:p text:style-name="P1"><text:a xlink:type="simple" xlink:href="https://www.youtube.com/playlist?list=PLS1QulWo1RIaBQ1DOYYiJz38edqH_zwM1" text:style-name="Internet_20_link" text:visited-style-name="Visited_20_Internet_20_Link"><text:span text:style-name="T2">View full playlist (24 videos)</text:span></text:a><text:span text:style-name="T2"> </text:span></text:p>
            <text:p text:style-name="P1"><text:a xlink:type="simple" xlink:href="https://www.youtube.com/watch?v=iP1wOSsKjW8&amp;list=PLS1QulWo1RIahlYDqHWZb81qsKgEvPiHn" text:style-name="Internet_20_link" text:visited-style-name="Visited_20_Internet_20_Link"><text:span text:style-name="T2">MYSQL Tutorial for beginner</text:span></text:a><text:span text:style-name="T2"> </text:span><text:a xlink:type="simple" xlink:href="https://www.youtube.com/playlist?list=PLS1QulWo1RIahlYDqHWZb81qsKgEvPiHn" text:style-name="Internet_20_link" text:visited-style-name="Visited_20_Internet_20_Link"><text:span text:style-name="T2">View full playlist (18 videos)</text:span></text:a><text:span text:style-name="T2"> </text:span><text:bookmark text:name="thumbnail43"/></text:p>
            <text:section text:style-name="Sect1" text:name="Section261">
              <text:p text:style-name="List_20_Indent"><text:bookmark text:name="playlist-thumbnails42"/><text:bookmark text:name="img43"/><text:span text:style-name="T2"><text:s/></text:span><text:a xlink:type="simple" xlink:href="https://www.youtube.com/watch?v=V2A8tcb_YyY&amp;list=PLS1QulWo1RIZrmdggzEKbhnfvCMHtT-sA" text:style-name="Internet_20_link" text:visited-style-name="Visited_20_Internet_20_Link"><text:span text:style-name="T2">C# programming Tutorial Visual Studio</text:span></text:a><text:span text:style-name="T2"> </text:span><text:a xlink:type="simple" xlink:href="https://www.youtube.com/playlist?list=PLS1QulWo1RIZrmdggzEKbhnfvCMHtT-sA" text:style-name="Internet_20_link" text:visited-style-name="Visited_20_Internet_20_Link"><text:span text:style-name="T2">View full playlist (108 videos)</text:span></text:a><text:span text:style-name="T2"> </text:span><text:bookmark text:name="thumbnail44"/></text:p>
            </text:section>
            <text:p text:style-name="List_20_Indent"><text:a xlink:type="simple" xlink:href="https://www.youtube.com/watch?v=yMclPkD4sQg&amp;list=PLS1QulWo1RIZc4GM_E04HCPEd_xpcaQgg" text:style-name="Internet_20_link" text:visited-style-name="Visited_20_Internet_20_Link"><text:span text:style-name="T2">PHP Tutorial for Beginners (For Absolute Beginners)</text:span></text:a><text:span text:style-name="T2"> </text:span><text:a xlink:type="simple" xlink:href="https://www.youtube.com/playlist?list=PLS1QulWo1RIZc4GM_E04HCPEd_xpcaQgg" text:style-name="Internet_20_link" text:visited-style-name="Visited_20_Internet_20_Link"><text:span text:style-name="T2">View full playlist (34 videos)</text:span></text:a><text:span text:style-name="T2"> </text:span><text:bookmark text:name="thumbnail45"/></text:p>
            <text:section text:style-name="Sect1" text:name="Section273">
              <text:p text:style-name="List_20_Indent"><text:bookmark text:name="playlist-thumbnails44"/><text:bookmark text:name="img45"/><text:span text:style-name="T2"><text:s/></text:span><text:a xlink:type="simple" xlink:href="https://www.youtube.com/watch?v=8opfd5aYkq8&amp;list=PLS1QulWo1RIZjrD_OLju84cUaUlLRe5jQ" text:style-name="Internet_20_link" text:visited-style-name="Visited_20_Internet_20_Link"><text:span text:style-name="T2">QT C++ GUI Tutorial</text:span></text:a><text:span text:style-name="T2"> </text:span><text:a xlink:type="simple" xlink:href="https://www.youtube.com/playlist?list=PLS1QulWo1RIZjrD_OLju84cUaUlLRe5jQ" text:style-name="Internet_20_link" text:visited-style-name="Visited_20_Internet_20_Link"><text:span text:style-name="T2">View full playlist (34 videos)</text:span></text:a><text:span text:style-name="T2"> </text:span><text:bookmark text:name="thumbnail46"/></text:p>
            </text:section>
            <text:section text:style-name="Sect1" text:name="Section279">
              <text:p text:style-name="List_20_Indent"><text:bookmark text:name="playlist-thumbnails45"/><text:bookmark text:name="img46"/><text:span text:style-name="T2"><text:s/></text:span><text:a xlink:type="simple" xlink:href="https://www.youtube.com/watch?v=HK515-8-Q_w&amp;list=PLS1QulWo1RIbVgr0GRuQW5q_K0zb3rrct" text:style-name="Internet_20_link" text:visited-style-name="Visited_20_Internet_20_Link"><text:span text:style-name="T2">Android MySQL Database Tutorial</text:span></text:a><text:span text:style-name="T2"> </text:span><text:a xlink:type="simple" xlink:href="https://www.youtube.com/playlist?list=PLS1QulWo1RIbVgr0GRuQW5q_K0zb3rrct" text:style-name="Internet_20_link" text:visited-style-name="Visited_20_Internet_20_Link"><text:span text:style-name="T2">View full playlist (4 videos)</text:span></text:a><text:span text:style-name="T2"> </text:span><text:bookmark text:name="thumbnail47"/></text:p>
            </text:section>
            <text:section text:style-name="Sect1" text:name="Section285">
              <text:p text:style-name="List_20_Indent"><text:bookmark text:name="playlist-thumbnails46"/><text:bookmark text:name="img47"/><text:span text:style-name="T2"><text:s/></text:span><text:a xlink:type="simple" xlink:href="https://www.youtube.com/watch?v=_3JN-EPLpy0&amp;list=PLS1QulWo1RIZIl9142HrZaXDiECnJpJHU" text:style-name="Internet_20_link" text:visited-style-name="Visited_20_Internet_20_Link"><text:span text:style-name="T2">VLC Media Player</text:span></text:a><text:span text:style-name="T2"> </text:span><text:a xlink:type="simple" xlink:href="https://www.youtube.com/playlist?list=PLS1QulWo1RIZIl9142HrZaXDiECnJpJHU" text:style-name="Internet_20_link" text:visited-style-name="Visited_20_Internet_20_Link"><text:span text:style-name="T2">View full playlist (7 videos)</text:span></text:a><text:span text:style-name="T2"> </text:span><text:bookmark text:name="thumbnail48"/></text:p>
            </text:section>
            <text:section text:style-name="Sect1" text:name="Section291">
              <text:p text:style-name="List_20_Indent"><text:bookmark text:name="playlist-thumbnails47"/><text:bookmark text:name="img48"/><text:span text:style-name="T2"><text:s/></text:span><text:a xlink:type="simple" xlink:href="https://www.youtube.com/watch?v=iS9Gb3detjo&amp;list=PLS1QulWo1RIZLd9EIGHZ5GnDbQJFh_9Lu" text:style-name="Internet_20_link" text:visited-style-name="Visited_20_Internet_20_Link"><text:span text:style-name="T2">C# MS Access Database Tutorial</text:span></text:a><text:span text:style-name="T2"> </text:span><text:a xlink:type="simple" xlink:href="https://www.youtube.com/playlist?list=PLS1QulWo1RIZLd9EIGHZ5GnDbQJFh_9Lu" text:style-name="Internet_20_link" text:visited-style-name="Visited_20_Internet_20_Link"><text:span text:style-name="T2">View full playlist (20 videos)</text:span></text:a><text:span text:style-name="T2"> </text:span><text:bookmark text:name="thumbnail49"/></text:p>
            </text:section>
            <text:section text:style-name="Sect1" text:name="Section297">
              <text:p text:style-name="List_20_Indent"><text:bookmark text:name="playlist-thumbnails48"/><text:bookmark text:name="img49"/><text:span text:style-name="T2"><text:s/></text:span><text:a xlink:type="simple" xlink:href="https://www.youtube.com/watch?v=iS9Gb3detjo&amp;list=PLS1QulWo1RIZz2vLIlj0Ra26IowB_vwmf" text:style-name="Internet_20_link" text:visited-style-name="Visited_20_Internet_20_Link"><text:span text:style-name="T2">C# Local Database ( sql server ) +SQL Database Tutorial</text:span></text:a><text:span text:style-name="T2"> </text:span><text:a xlink:type="simple" xlink:href="https://www.youtube.com/playlist?list=PLS1QulWo1RIZz2vLIlj0Ra26IowB_vwmf" text:style-name="Internet_20_link" text:visited-style-name="Visited_20_Internet_20_Link"><text:span text:style-name="T2">View full playlist (11 videos)</text:span></text:a><text:span text:style-name="T2"> </text:span><text:bookmark text:name="hover-overlays49"/></text:p>
            </text:section>
            <text:p text:style-name="List_20_Indent"><text:a xlink:type="simple" xlink:href="https://www.youtube.com/watch?v=iS9Gb3detjo&amp;list=PLS1QulWo1RIZWLRQfMwDjdknN5cV7LM9m" text:style-name="Internet_20_link" text:visited-style-name="Visited_20_Internet_20_Link"><text:span text:style-name="T2">C# Tutorial for Beginners (For Absolute Beginners)</text:span></text:a><text:span text:style-name="T2"> </text:span><text:a xlink:type="simple" xlink:href="https://www.youtube.com/playlist?list=PLS1QulWo1RIZWLRQfMwDjdknN5cV7LM9m" text:style-name="Internet_20_link" text:visited-style-name="Visited_20_Internet_20_Link"><text:span text:style-name="T2">View full playlist (33 videos)</text:span></text:a><text:span text:style-name="T2"> </text:span><text:bookmark text:name="img51"/><text:bookmark text:name="playlist-thumbnails50"/><text:span text:style-name="T2"><text:s/></text:span></text:p>
            <text:p text:style-name="List_20_Indent"><text:a xlink:type="simple" xlink:href="https://www.youtube.com/watch?v=krxYDsee2cQ&amp;list=PLS1QulWo1RIbTiFrgKi6CO5jVNDBNwHAG" text:style-name="Internet_20_link" text:visited-style-name="Visited_20_Internet_20_Link"><text:span text:style-name="T2">C# WPF Tutorial for beginners (Windows Presentation Foundation - C# GUI programming for beginners)</text:span></text:a><text:span text:style-name="T2"> </text:span><text:a xlink:type="simple" xlink:href="https://www.youtube.com/playlist?list=PLS1QulWo1RIbTiFrgKi6CO5jVNDBNwHAG" text:style-name="Internet_20_link" text:visited-style-name="Visited_20_Internet_20_Link"><text:span text:style-name="T2">View full playlist (21 videos)</text:span></text:a><text:span text:style-name="T2"> </text:span><text:bookmark text:name="thumbnail52"/></text:p>
            <text:section text:style-name="Sect1" text:name="Section315">
              <text:p text:style-name="List_20_Indent"><text:bookmark text:name="playlist-thumbnails51"/><text:bookmark text:name="img52"/><text:span text:style-name="T2"><text:s/></text:span><text:a xlink:type="simple" xlink:href="https://www.youtube.com/watch?v=-tq6_o4bK_M&amp;list=PLS1QulWo1RIb2AVdw0fa9MMVpBLKEZJeG" text:style-name="Internet_20_link" text:visited-style-name="Visited_20_Internet_20_Link"><text:span text:style-name="T2">Windows 7/8/8.1 Styles, Skins, Themes, Visual Styles Tutorial</text:span></text:a><text:span text:style-name="T2"> </text:span><text:a xlink:type="simple" xlink:href="https://www.youtube.com/playlist?list=PLS1QulWo1RIb2AVdw0fa9MMVpBLKEZJeG" text:style-name="Internet_20_link" text:visited-style-name="Visited_20_Internet_20_Link"><text:span text:style-name="T2">View full playlist (12 videos)</text:span></text:a><text:span text:style-name="T2"> </text:span><text:bookmark text:name="thumbnail53"/></text:p>
            </text:section>
            <text:section text:style-name="Sect1" text:name="Section321">
              <text:p text:style-name="List_20_Indent"><text:bookmark text:name="playlist-thumbnails52"/><text:bookmark text:name="img53"/><text:span text:style-name="T2"><text:s/></text:span><text:a xlink:type="simple" xlink:href="https://www.youtube.com/watch?v=AJpTbPasJqI&amp;list=PLS1QulWo1RIYLpgVN_CpXbkOQoYJTItzg" text:style-name="Internet_20_link" text:visited-style-name="Visited_20_Internet_20_Link"><text:span text:style-name="T2">Visual Basic .NET Tutorial for Beginners</text:span></text:a><text:span text:style-name="T2"> </text:span><text:a xlink:type="simple" xlink:href="https://www.youtube.com/playlist?list=PLS1QulWo1RIYLpgVN_CpXbkOQoYJTItzg" text:style-name="Internet_20_link" text:visited-style-name="Visited_20_Internet_20_Link"><text:span text:style-name="T2">View full playlist (58 videos)</text:span></text:a><text:span text:style-name="T2"> </text:span><text:bookmark text:name="thumbnail54"/></text:p>
            </text:section>
            <text:section text:style-name="Sect1" text:name="Section327">
              <text:p text:style-name="List_20_Indent"><text:bookmark text:name="playlist-thumbnails53"/><text:bookmark text:name="img54"/><text:span text:style-name="T2"><text:s/></text:span><text:a xlink:type="simple" xlink:href="https://www.youtube.com/watch?v=MW4OXdzU2Mg&amp;list=PLS1QulWo1RIbPrLaiosApdbbTwk-xMlIa" text:style-name="Internet_20_link" text:visited-style-name="Visited_20_Internet_20_Link"><text:span text:style-name="T2">HTML and CSS Tutorial For Beginner</text:span></text:a><text:span text:style-name="T2"> </text:span><text:a xlink:type="simple" xlink:href="https://www.youtube.com/playlist?list=PLS1QulWo1RIbPrLaiosApdbbTwk-xMlIa" text:style-name="Internet_20_link" text:visited-style-name="Visited_20_Internet_20_Link"><text:span text:style-name="T2">View full playlist (8 videos)</text:span></text:a><text:span text:style-name="T2"> </text:span><text:bookmark text:name="thumbnail55"/></text:p>
            </text:section>
            <text:section text:style-name="Sect1" text:name="Section333">
              <text:p text:style-name="List_20_Indent"><text:bookmark text:name="playlist-thumbnails54"/><text:bookmark text:name="img55"/><text:span text:style-name="T2"><text:s/></text:span><text:a xlink:type="simple" xlink:href="https://www.youtube.com/watch?v=BUE-XJEHp7g&amp;list=PLS1QulWo1RIY0ijYy9qcXoo3lioUKtRsZ" text:style-name="Internet_20_link" text:visited-style-name="Visited_20_Internet_20_Link"><text:span text:style-name="T2">Microsoft Access Database Tutorial for beginner</text:span></text:a><text:span text:style-name="T2"> </text:span><text:a xlink:type="simple" xlink:href="https://www.youtube.com/playlist?list=PLS1QulWo1RIY0ijYy9qcXoo3lioUKtRsZ" text:style-name="Internet_20_link" text:visited-style-name="Visited_20_Internet_20_Link"><text:span text:style-name="T2">View full playlist (6 videos)</text:span></text:a><text:span text:style-name="T2"> </text:span><text:bookmark text:name="thumbnail56"/></text:p>
            </text:section>
            <text:section text:style-name="Sect1" text:name="Section339">
              <text:p text:style-name="List_20_Indent"><text:bookmark text:name="playlist-thumbnails55"/><text:bookmark text:name="img56"/><text:span text:style-name="T2"><text:s/></text:span><text:a xlink:type="simple" xlink:href="https://www.youtube.com/watch?v=6xtVVdkwYwc&amp;list=PLS1QulWo1RIb6-jZktUI4nTOrC2S6BtzH" text:style-name="Internet_20_link" text:visited-style-name="Visited_20_Internet_20_Link"><text:span text:style-name="T2">Webdesign Weebly</text:span></text:a><text:span text:style-name="T2"> </text:span><text:a xlink:type="simple" xlink:href="https://www.youtube.com/playlist?list=PLS1QulWo1RIb6-jZktUI4nTOrC2S6BtzH" text:style-name="Internet_20_link" text:visited-style-name="Visited_20_Internet_20_Link"><text:span text:style-name="T2">View full playlist (9 videos)</text:span></text:a><text:span text:style-name="T2"> </text:span><text:bookmark text:name="thumbnail57"/></text:p>
            </text:section>
            <text:section text:style-name="Sect1" text:name="Section345">
              <text:p text:style-name="List_20_Indent"><text:bookmark text:name="playlist-thumbnails56"/><text:bookmark text:name="img57"/><text:span text:style-name="T2"><text:s/></text:span><text:a xlink:type="simple" xlink:href="https://www.youtube.com/watch?v=I8pc8-VcVFo&amp;list=PLS1QulWo1RIZYaGBPmLhZ5fb10xXLF3wk" text:style-name="Internet_20_link" text:visited-style-name="Visited_20_Internet_20_Link"><text:span text:style-name="T2">Beginners LabVIEW Tutorials</text:span></text:a><text:span text:style-name="T2"> </text:span><text:a xlink:type="simple" xlink:href="https://www.youtube.com/playlist?list=PLS1QulWo1RIZYaGBPmLhZ5fb10xXLF3wk" text:style-name="Internet_20_link" text:visited-style-name="Visited_20_Internet_20_Link"><text:span text:style-name="T2">View full playlist (4 videos)</text:span></text:a><text:span text:style-name="T2"> </text:span><text:bookmark text:name="thumbnail58"/></text:p>
            </text:section>
            <text:section text:style-name="Sect1" text:name="Section351">
              <text:p text:style-name="List_20_Indent"><text:bookmark text:name="playlist-thumbnails57"/><text:bookmark text:name="img58"/><text:span text:style-name="T2"><text:s/></text:span><text:a xlink:type="simple" xlink:href="https://www.youtube.com/watch?v=XMLAXQR_YFI&amp;list=PLS1QulWo1RIZxHuINmI3EIAjCq3zzsiFy" text:style-name="Internet_20_link" text:visited-style-name="Visited_20_Internet_20_Link"><text:span text:style-name="T2">MySQL Visual Basic .NET Tutorial</text:span></text:a><text:span text:style-name="T2"> </text:span><text:a xlink:type="simple" xlink:href="https://www.youtube.com/playlist?list=PLS1QulWo1RIZxHuINmI3EIAjCq3zzsiFy" text:style-name="Internet_20_link" text:visited-style-name="Visited_20_Internet_20_Link"><text:span text:style-name="T2">View full playlist (20 videos)</text:span></text:a><text:span text:style-name="T2"> </text:span><text:bookmark text:name="thumbnail59"/></text:p>
            </text:section>
            <text:section text:style-name="Sect1" text:name="Section357">
              <text:p text:style-name="List_20_Indent"><text:bookmark text:name="playlist-thumbnails58"/><text:bookmark text:name="img59"/><text:span text:style-name="T2"><text:s/></text:span><text:a xlink:type="simple" xlink:href="https://www.youtube.com/watch?v=KVlXccl-XBA&amp;list=PLS1QulWo1RIaM8-S7kTHgWd_pGNu-CyQS" text:style-name="Internet_20_link" text:visited-style-name="Visited_20_Internet_20_Link"><text:span text:style-name="T2">ASP.NET Tutorial C#</text:span></text:a><text:span text:style-name="T2"> </text:span><text:a xlink:type="simple" xlink:href="https://www.youtube.com/playlist?list=PLS1QulWo1RIaM8-S7kTHgWd_pGNu-CyQS" text:style-name="Internet_20_link" text:visited-style-name="Visited_20_Internet_20_Link"><text:span text:style-name="T2">View full playlist (11 videos)</text:span></text:a><text:span text:style-name="T2"> </text:span><text:bookmark text:name="thumbnail60"/></text:p>
            </text:section>
            <text:section text:style-name="Sect1" text:name="Section363">
              <text:p text:style-name="List_20_Indent"><text:bookmark text:name="playlist-thumbnails59"/><text:bookmark text:name="img60"/><text:span text:style-name="T2"><text:s/></text:span><text:a xlink:type="simple" xlink:href="https://www.youtube.com/watch?v=XRVBpTFa3To&amp;list=PLS1QulWo1RIat0mbzQ-rU50WB_i5eVl8D" text:style-name="Internet_20_link" text:visited-style-name="Visited_20_Internet_20_Link"><text:span text:style-name="T2">VB.NET MS Access Database Tutorial for Beginners</text:span></text:a><text:span text:style-name="T2"> </text:span><text:a xlink:type="simple" xlink:href="https://www.youtube.com/playlist?list=PLS1QulWo1RIat0mbzQ-rU50WB_i5eVl8D" text:style-name="Internet_20_link" text:visited-style-name="Visited_20_Internet_20_Link"><text:span text:style-name="T2">View full playlist (5 videos)</text:span></text:a><text:span text:style-name="T2"> </text:span></text:p>
            </text:section>
          </text:section>
        </text:section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2:51:08.525926576</meta:creation-date>
    <dc:date>2018-11-01T23:03:54.151479317</dc:date>
    <meta:editing-duration>PT2M35S</meta:editing-duration>
    <meta:editing-cycles>1</meta:editing-cycles>
    <meta:document-statistic meta:table-count="0" meta:image-count="0" meta:object-count="0" meta:page-count="2" meta:paragraph-count="62" meta:word-count="615" meta:character-count="4129" meta:non-whitespace-character-count="3467"/>
    <meta:generator>LibreOffice/6.0.6.2$Linux_X86_64 LibreOffice_project/00m0$Build-2</meta:generator>
  </office:meta>
</office:document-meta>
</file>